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i/>
            <mrow>
              <msub>
                <mi>j</mi>
                <mi>l</mi>
              </msub>
              <mrow>
                <mo stretchy="false">(</mo>
                <mrow>
                  <mi>z</mi>
                </mrow>
                <mo stretchy="false">)</mo>
              </mrow>
              <mrow>
                <mi/>
                <mo stretchy="false">=</mo>
                <mi/>
              </mrow>
              <msup>
                <mrow>
                  <mo stretchy="false">(</mo>
                  <mrow>
                    <mrow>
                      <mo stretchy="false">−</mo>
                      <mi>z</mi>
                    </mrow>
                  </mrow>
                  <mo stretchy="false">)</mo>
                </mrow>
                <mi>l</mi>
              </msup>
              <mi/>
              <msup>
                <mfenced open="(" close=")">
                  <mrow>
                    <mfrac>
                      <mn>1</mn>
                      <mi>z</mi>
                    </mfrac>
                    <mi/>
                    <mfrac>
                      <mtext>d</mtext>
                      <mrow>
                        <mtext>d</mtext>
                        <mi>z</mi>
                      </mrow>
                    </mfrac>
                  </mrow>
                </mfenced>
                <mi>l</mi>
              </msup>
              <mi/>
              <mfrac>
                <mrow>
                  <mi>sin</mi>
                  <mi>z</mi>
                </mrow>
                <mi>z</mi>
              </mfrac>
              <mi/>
              <mstyle mathvariant="bold">
                <mrow>
                  <mtext>sphärische Bessel-Funktion</mtext>
                </mrow>
              </mstyle>
            </mrow>
          </mrow>
        </mtd>
      </mtr>
      <mtr>
        <mtd>
          <mrow>
            <mi/>
            <mrow>
              <msub>
                <mi>n</mi>
                <mi>l</mi>
              </msub>
              <mrow>
                <mo stretchy="false">(</mo>
                <mrow>
                  <mi>z</mi>
                </mrow>
                <mo stretchy="false">)</mo>
              </mrow>
              <mrow>
                <mi/>
                <mo stretchy="false">=</mo>
                <mi/>
              </mrow>
              <msup>
                <mrow>
                  <mo stretchy="false">(</mo>
                  <mrow>
                    <mrow>
                      <mo stretchy="false">−</mo>
                      <mi>z</mi>
                    </mrow>
                  </mrow>
                  <mo stretchy="false">)</mo>
                </mrow>
                <mi>l</mi>
              </msup>
              <mi/>
              <msup>
                <mfenced open="(" close=")">
                  <mrow>
                    <mfrac>
                      <mn>1</mn>
                      <mi>z</mi>
                    </mfrac>
                    <mi/>
                    <mfrac>
                      <mtext>d</mtext>
                      <mrow>
                        <mtext>d</mtext>
                        <mi>z</mi>
                      </mrow>
                    </mfrac>
                  </mrow>
                </mfenced>
                <mi>l</mi>
              </msup>
              <mi/>
              <mfrac>
                <mrow>
                  <mi>cos</mi>
                  <mi>z</mi>
                </mrow>
                <mi>z</mi>
              </mfrac>
              <mi/>
              <mstyle mathvariant="bold">
                <mrow>
                  <mtext>sphärische Neumann-Funktion</mtext>
                </mrow>
              </mstyle>
            </mrow>
          </mrow>
        </mtd>
      </mtr>
    </mtable>
    <annotation encoding="StarMath 5.0">alignl ` { 
 alignc j _l (z) ~=~ (-z) ^l ` left ( 
  1 over z ` "d" over {"d" z} 
 right ) ^l ` {sin z} over z 
 ~~~`` bold "sphärische Bessel-Funktion" 
}
newline 

alignl ` { 
 alignc n _l (z) ~=~ (-z) ^l ` left ( 
  1 over z ` "d" over {"d" z} 
 right ) ^l ` {cos z} over z 
 ~~~ bold "sphärische Neumann-Funktion" 
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7T12:11:15.974000000</meta:creation-date>
    <meta:generator>LibreOffice/4.1.4.2$Windows_x86 LibreOffice_project/0a0440ccc0227ad9829de5f46be37cfb6edcf72</meta:generator>
  </office:meta>
</office:document-meta>
</file>